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9in"/>
    </style:style>
    <style:style style:name="co2" style:family="table-column">
      <style:table-column-properties fo:break-before="auto" style:column-width="4.9429in"/>
    </style:style>
    <style:style style:name="co3" style:family="table-column">
      <style:table-column-properties fo:break-before="auto" style:column-width="0.973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Learning Goals</text:p>
          </table:table-cell>
          <table:table-cell table:style-name="ce1" office:value-type="string" calcext:value-type="string">
            <text:p>Learning resource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ChatBot with Llama (Live Project)</text:p>
          </table:table-cell>
          <table:table-cell table:style-name="ce3" office:value-type="string" calcext:value-type="string">
            <text:p><text:a xlink:href="https://www.manning.com/liveproject/chatbot-with-llama" xlink:type="simple">https://www.manning.com/liveproject/chatbot-with-llama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Add Knowledge to the ChatBot (Live Project)</text:p>
          </table:table-cell>
          <table:table-cell table:style-name="ce3" office:value-type="string" calcext:value-type="string">
            <text:p><text:a xlink:href="https://www.manning.com/liveproject/add-knowledge-to-the-chatbot" xlink:type="simple">https://www.manning.com/liveproject/add-knowledge-to-the-chatbot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Fine-Tune the Llama Model (Live Project)</text:p>
          </table:table-cell>
          <table:table-cell table:style-name="ce3" office:value-type="string" calcext:value-type="string">
            <text:p><text:a xlink:href="https://www.manning.com/liveproject/fine-tune-the-llama-model" xlink:type="simple">https://www.manning.com/liveproject/fine-tune-the-llama-model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imple Made Easy</text:p>
          </table:table-cell>
          <table:table-cell table:style-name="ce3" office:value-type="string" calcext:value-type="string">
            <text:p><text:a xlink:href="https://www.youtube.com/watch?v=LKtk3HCgTa8" xlink:type="simple">https://www.youtube.com/watch?v=LKtk3HCgTa8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atabase as a value</text:p>
          </table:table-cell>
          <table:table-cell table:style-name="ce3" office:value-type="string" calcext:value-type="string">
            <text:p><text:a xlink:href="https://www.youtube.com/watch?v=EKdV1IgAaFc" xlink:type="simple">https://www.youtube.com/watch?v=EKdV1IgAaFc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he Magic Tricks of Testing by Sandi Metz</text:p>
          </table:table-cell>
          <table:table-cell table:style-name="ce3" office:value-type="string" calcext:value-type="string">
            <text:p><text:a xlink:href="https://www.youtube.com/watch?v=URSWYvyc42M" xlink:type="simple">https://www.youtube.com/watch?v=URSWYvyc42M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Hammock Driven Development</text:p>
          </table:table-cell>
          <table:table-cell table:style-name="ce3" office:value-type="string" calcext:value-type="string">
            <text:p><text:a xlink:href="https://www.youtube.com/watch?v=f84n5oFoZBc" xlink:type="simple">https://www.youtube.com/watch?v=f84n5oFoZBc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ocker 101</text:p>
          </table:table-cell>
          <table:table-cell table:style-name="ce3" office:value-type="string" calcext:value-type="string">
            <text:p><text:a xlink:href="https://www.youtube.com/watch?v=0oEsMwSxBsk" xlink:type="simple">https://www.youtube.com/watch?v=0oEsMwSxBsk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ailway oriented programming</text:p>
          </table:table-cell>
          <table:table-cell table:style-name="ce3" office:value-type="string" calcext:value-type="string">
            <text:p><text:a xlink:href="https://www.youtube.com/watch?v=fYo3LN9Vf_M" xlink:type="simple">https://www.youtube.com/watch?v=fYo3LN9Vf_M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Basics of shell</text:p>
          </table:table-cell>
          <table:table-cell table:style-name="ce3" office:value-type="string" calcext:value-type="string">
            <text:p><text:a xlink:href="https://missing.csail.mit.edu/2020/course-shell" xlink:type="simple">https://missing.csail.mit.edu/2020/course-shell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hell tools and scripting</text:p>
          </table:table-cell>
          <table:table-cell table:style-name="ce3" office:value-type="string" calcext:value-type="string">
            <text:p><text:a xlink:href="https://missing.csail.mit.edu/2020/shell-tools" xlink:type="simple">https://missing.csail.mit.edu/2020/shell-tools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git basics</text:p>
          </table:table-cell>
          <table:table-cell table:style-name="ce3" office:value-type="string" calcext:value-type="string">
            <text:p><text:a xlink:href="https://missing.csail.mit.edu/2020/version-control" xlink:type="simple">https://missing.csail.mit.edu/2020/version-control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A note about Git commit messages</text:p>
          </table:table-cell>
          <table:table-cell table:style-name="ce3" office:value-type="string" calcext:value-type="string">
            <text:p><text:a xlink:href="https://tbaggery.com/2008/04/19/a-note-about-git-commit-messages.html" xlink:type="simple">https://tbaggery.com/2008/04/19/a-note-about-git-commit-messages.html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Git - the simple guide</text:p>
          </table:table-cell>
          <table:table-cell table:style-name="ce3" office:value-type="string" calcext:value-type="string">
            <text:p><text:a xlink:href="http://rogerdudler.github.io/git-guide" xlink:type="simple">http://rogerdudler.github.io/git-guide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git flight rules</text:p>
          </table:table-cell>
          <table:table-cell table:style-name="ce3" office:value-type="string" calcext:value-type="string">
            <text:p><text:a xlink:href="https://github.com/k88hudson/git-flight-rules" xlink:type="simple">https://github.com/k88hudson/git-flight-rules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git tips</text:p>
          </table:table-cell>
          <table:table-cell table:style-name="ce3" office:value-type="string" calcext:value-type="string">
            <text:p><text:a xlink:href="https://www.integralist.co.uk/posts/git-tips" xlink:type="simple">https://www.integralist.co.uk/posts/git-tips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git reflog</text:p>
          </table:table-cell>
          <table:table-cell table:style-name="ce3" office:value-type="string" calcext:value-type="string">
            <text:p><text:a xlink:href="https://dangitgit.com/" xlink:type="simple">https://dangitgit.com/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Git merge strategies</text:p>
          </table:table-cell>
          <table:table-cell table:style-name="ce3" office:value-type="string" calcext:value-type="string">
            <text:p><text:a xlink:href="https://www.integralist.co.uk/posts/git-merge-strategies" xlink:type="simple">https://www.integralist.co.uk/posts/git-merge-strategies</text:a>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Hands-On Large Language Models (Book)</text:p>
          </table:table-cell>
          <table:table-cell table:style-name="ce3" office:value-type="string" calcext:value-type="string">
            <text:p><text:a xlink:href="https://learning.oreilly.com/library/view/hands-on-large-language/9781098150952/" xlink:type="simple">https://learning.oreilly.com/library/view/hands-on-large-language/9781098150952/</text:a>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LMs in Production</text:p>
          </table:table-cell>
          <table:table-cell office:value-type="string" calcext:value-type="string">
            <text:p>https://livebook.manning.com/book/llms-in-production/welcome/v-8/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Build an LLM from Scratch</text:p>
          </table:table-cell>
          <table:table-cell office:value-type="string" calcext:value-type="string">
            <text:p>https://livebook.manning.com/book/build-a-large-language-model-from-scratch/title/</text:p>
          </table:table-cell>
          <table:table-cell table:number-columns-repeated="16382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1T13:08:04.155448425</dc:date>
    <meta:editing-duration>PT5M7S</meta:editing-duration>
    <meta:editing-cycles>1</meta:editing-cycles>
    <meta:document-statistic meta:table-count="1" meta:cell-count="44" meta:object-count="0"/>
    <meta:generator>LibreOffice/24.2.4.2$Linux_X86_64 LibreOffice_project/51a6219feb6075d9a4c46691dcfe0cd9c4fff3c2</meta:generator>
  </office:meta>
</office:document-meta>
</file>